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3pt" fo:font-weight="normal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bold" style:font-size-asian="11.3500003814697pt" style:font-weight-asian="bold" style:font-size-complex="13pt" style:font-weight-complex="bold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>
        <style:tab-stops>
          <style:tab-stop style:position="0.767c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>
        <style:tab-stops>
          <style:tab-stop style:position="0.767cm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3pt" fo:font-weight="bold" style:font-size-asian="11.3500003814697pt" style:font-weight-asian="bold" style:font-size-complex="13pt" style:font-weight-complex="bold"/>
    </style:style>
    <style:style style:name="P12" style:family="paragraph" style:parent-style-name="Standard" style:list-style-name="L1"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paragraph-properties fo:margin-left="3.175cm" fo:margin-right="-0.344cm" fo:text-align="start" style:justify-single-word="false" fo:text-indent="-0.635cm" style:auto-text-indent="false">
        <style:tab-stops/>
      </style:paragraph-properties>
      <style:text-properties fo:font-weight="normal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 DEFINITION :</text:p>
      <text:p text:style-name="P1"/>
      <text:p text:style-name="P2">To find the occurence of a word in a given list of string <text:s/>and display the word with its corresponding occurences as output.<text:line-break/><text:line-break/><text:span text:style-name="T1">SOLUTION <text:s/>:<text:line-break/><text:tab/></text:span></text:p>
      <text:list xml:id="list485838084" text:style-name="L1">
        <text:list-item>
          <text:list>
            <text:list-item>
              <text:list>
                <text:list-item>
                  <text:p text:style-name="P6"><text:span text:style-name="T3">Assumptions</text:span><text:span text:style-name="T2"> : </text:span><text:span text:style-name="T4">The input is assumed to be a string of say, n words.</text:span></text:p>
                </text:list-item>
              </text:list>
            </text:list-item>
          </text:list>
        </text:list-item>
      </text:list>
      <text:p text:style-name="P4"/>
      <text:list xml:id="list1862360150" text:continue-numbering="true" text:style-name="L1">
        <text:list-item>
          <text:list>
            <text:list-item>
              <text:list>
                <text:list-item>
                  <text:p text:style-name="P6"><text:span text:style-name="T3">Algorithm : </text:span><text:span text:style-name="T5">The Algorithm involves following steps -</text:span></text:p>
                  <text:list>
                    <text:list-header>
                      <text:p text:style-name="P9"/>
                      <text:p text:style-name="P7"><text:span text:style-name="T6">(i) <text:s text:c="2"/></text:span><text:span text:style-name="T5">The input string is first splitted to form a list (say my_list ) of n elements.</text:span></text:p>
                      <text:p text:style-name="P13"><text:span text:style-name="T6">(ii)</text:span><text:span text:style-name="T5"> <text:s/>The list is now used to form a dictionary(say ans) with the elements of list as <text:s text:c="7"/><text:tab/>the <text:s/>'keys' and their corresponding 'values' set to 0.<text:line-break/></text:span><text:span text:style-name="T6">(iii) </text:span><text:span text:style-name="T5">The elements of list are now checked for their occurence as keys in the <text:s text:c="68"/><text:tab/>dictionary .If found, the value corresponding to the key is incremented by 1.</text:span></text:p>
                      <text:p text:style-name="P8"><text:span text:style-name="T6">(iv) </text:span><text:span text:style-name="T5">Eventually the dictionary formed now has 'words of string' as keys and their <text:tab/><text:tab/>count stored as corresponding values.</text:span></text:p>
                      <text:p text:style-name="P10"><text:s/></text:p>
                    </text:list-header>
                  </text:list>
                </text:list-item>
                <text:list-item>
                  <text:p text:style-name="P11">Code :</text:p>
                </text:list-item>
              </text:list>
            </text:list-item>
          </text:list>
        </text:list-item>
      </text:list>
      <text:p text:style-name="P5"/>
      <text:p text:style-name="P5"/>
      <text:p text:style-name="P5"><text:tab/><text:tab/><text:tab/>import sys</text:p>
      <text:p text:style-name="P5"/>
      <text:p text:style-name="P5"><text:tab/><text:tab/><text:tab/>index=0</text:p>
      <text:p text:style-name="P5"><text:tab/><text:tab/><text:tab/>def counter(mystr):</text:p>
      <text:p text:style-name="P5"><text:tab/><text:tab/><text:tab/><text:tab/>my_list=mystr.split()</text:p>
      <text:p text:style-name="P5"><text:tab/><text:tab/><text:tab/><text:tab/>ans=dict([x,0] for x in my_list)</text:p>
      <text:p text:style-name="P5"><text:tab/><text:tab/><text:tab/><text:tab/>for index in range(len(my_list)):</text:p>
      <text:p text:style-name="P5"><text:tab/><text:tab/><text:tab/><text:tab/><text:tab/>if ans.has_key(my_list[index]):</text:p>
      <text:p text:style-name="P5"><text:tab/><text:tab/><text:tab/><text:tab/><text:tab/><text:tab/>ans[my_list[index]]+=1<text:tab/><text:tab/><text:tab/><text:tab/><text:tab/><text:tab/><text:tab/><text:tab/><text:tab/><text:tab/>print ans</text:p>
      <text:p text:style-name="P5"/>
      <text:p text:style-name="P5"><text:tab/><text:tab/><text:tab/>if __name__ == "__main__":</text:p>
      <text:p text:style-name="P5"><text:tab/><text:tab/><text:tab/>counter(sys.argv[1])</text:p>
      <text:p text:style-name="P5"/>
      <text:p text:style-name="P5"><text:tab/><text:tab/><text:tab/></text:p>
      <text:list xml:id="list1522728239" text:continue-numbering="true" text:style-name="L1">
        <text:list-item>
          <text:list>
            <text:list-item>
              <text:list>
                <text:list-item>
                  <text:p text:style-name="P6"><text:span text:style-name="T3">Complexity Analysis : </text:span><text:span text:style-name="T5">For 'n' words in a string, each word needs to be checked for its occurence in the dictionary. Therefore complexity for the algorithm can be given as,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2"><text:s text:c="9"/>O( n )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11"/>
                </text:list-item>
                <text:list-item>
                  <text:p text:style-name="P11">Execution :</text:p>
                  <text:p text:style-name="P11"/>
                  <text:p text:style-name="P6"><text:span text:style-name="T5">The file is stored as word_counter.py<text:line-break/><text:line-break/>For executing the word counter program, <text:line-break/>Go to Terminal and type </text:span><text:span text:style-name="T6">python word_counter.py “Hello this is Hello world”</text:span><text:span text:style-name="T1"><text:line-break/></text:span></text:p>
                </text:list-item>
              </text:list>
            </text:list-item>
          </text:list>
        </text:list-item>
      </text:list>
      <text:p text:style-name="P3"><text:soft-page-break/></text:p>
      <text:p text:style-name="P3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lit </meta:initial-creator>
    <meta:creation-date>2012-07-02T11:58:50</meta:creation-date>
    <dc:date>2012-07-03T14:39:28</dc:date>
    <dc:creator>lalit </dc:creator>
    <meta:editing-duration>PT5H5M41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2" meta:paragraph-count="25" meta:word-count="231" meta:character-count="1201" meta:non-whitespace-character-count="1151"/>
  </office:meta>
</office:document-meta>
</file>